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YLAWS OF</text:h>
      <text:p text:style-name="Text_20_body">RESONANT KNOWLEDGE LAB**<text:line-break/>(A Virginia Nonstock Corporation)<text:line-break/><text:span text:style-name="Strong_20_Emphasis">Adopted: [Date]</text:span></text:p>
      <text:p text:style-name="Horizontal_20_Line"/>
      <text:h text:style-name="Heading_20_1" text:outline-level="1"><text:span text:style-name="Strong_20_Emphasis">ARTICLE I — NAME AND PURPOSE</text:span></text:h>
      <text:h text:style-name="Heading_20_2" text:outline-level="2"><text:span text:style-name="Strong_20_Emphasis">Section 1. Name</text:span></text:h>
      <text:p text:style-name="Text_20_body">The name of the Corporation is <text:span text:style-name="Strong_20_Emphasis">Resonant Knowledge Lab</text:span> (“the Corporation”).</text:p>
      <text:h text:style-name="Heading_20_2" text:outline-level="2"><text:span text:style-name="Strong_20_Emphasis">Section 2. Purpose</text:span></text:h>
      <text:p text:style-name="Text_20_body">The Corporation is organized exclusively for charitable, educational, and scientific purposes within the meaning of <text:span text:style-name="Strong_20_Emphasis">Section 501(c)(3)</text:span> of the Internal Revenue Code.</text:p>
      <text:p text:style-name="Text_20_body">The Corporation’s mission includes developing open, verifiable, and community-benefiting methods for secure reasoning, artificial intelligence governance, public-interest technology, and responsible use of artificial intelligence systems.</text:p>
      <text:p text:style-name="Text_20_body">No part of the net earnings of the Corporation shall inure to the benefit of or be distributable to its directors, officers, or other private persons except for reasonable compensation for services rendered in accordance with these Bylaws. The Corporation shall not engage in activities not permitted to an organization exempt under Section 501(c)(3).</text:p>
      <text:p text:style-name="Horizontal_20_Line"/>
      <text:h text:style-name="Heading_20_1" text:outline-level="1"><text:span text:style-name="Strong_20_Emphasis">ARTICLE II — OFFICES</text:span></text:h>
      <text:h text:style-name="Heading_20_2" text:outline-level="2"><text:span text:style-name="Strong_20_Emphasis">Section 1. Principal Office</text:span></text:h>
      <text:p text:style-name="Text_20_body">The principal office of the Corporation shall be located at <text:span text:style-name="Strong_20_Emphasis">8401 Mayland Dr #7095, Richmond, VA 23294</text:span>, or at such other location as the Board of Directors may determine.</text:p>
      <text:h text:style-name="Heading_20_2" text:outline-level="2"><text:span text:style-name="Strong_20_Emphasis">Section 2. Registered Agent</text:span></text:h>
      <text:p text:style-name="Text_20_body">The Corporation shall maintain a registered agent in the Commonwealth of Virginia as required by law.</text:p>
      <text:p text:style-name="Horizontal_20_Line"/>
      <text:h text:style-name="Heading_20_1" text:outline-level="1"><text:soft-page-break/><text:span text:style-name="Strong_20_Emphasis">ARTICLE III — BOARD OF DIRECTORS</text:span></text:h>
      <text:h text:style-name="Heading_20_2" text:outline-level="2"><text:span text:style-name="Strong_20_Emphasis">Section 1. Authority and Duties</text:span></text:h>
      <text:p text:style-name="Text_20_body">The Board of Directors (“the Board”) is the governing body of the Corporation and shall manage all corporate affairs consistent with these Bylaws and applicable law.</text:p>
      <text:h text:style-name="Heading_20_2" text:outline-level="2"><text:span text:style-name="Strong_20_Emphasis">Section 2. Number and Qualifications</text:span></text:h>
      <text:p text:style-name="Text_20_body">The Board shall consist of <text:span text:style-name="Strong_20_Emphasis">not fewer than one (1) and not more than seven (7)</text:span> natural persons. (“Natural person” means a human individual, not a corporation or entity.)</text:p>
      <text:h text:style-name="Heading_20_2" text:outline-level="2"><text:span text:style-name="Strong_20_Emphasis">Section 3. Election and Term</text:span></text:h>
      <text:p text:style-name="Text_20_body">Directors shall be elected by majority vote of the Board and shall serve <text:span text:style-name="Strong_20_Emphasis">three-year terms</text:span>, renewable without term limits unless otherwise determined by the Board.</text:p>
      <text:p text:style-name="Text_20_body">The sole initial director shall be appointed by incorporator action. Votes are not required until multiple directors exist.</text:p>
      <text:h text:style-name="Heading_20_2" text:outline-level="2"><text:span text:style-name="Strong_20_Emphasis">Section 4. Resignation and Removal</text:span></text:h>
      <text:p text:style-name="Text_20_body">A director may resign at any time. A director may be removed with or without cause by a majority vote of the remaining directors.</text:p>
      <text:h text:style-name="Heading_20_2" text:outline-level="2"><text:span text:style-name="Strong_20_Emphasis">Section 5. Meetings</text:span></text:h>
      <text:p text:style-name="Text_20_body">The Board shall meet at least annually. Meetings may be held in person or via electronic means.</text:p>
      <text:h text:style-name="Heading_20_2" text:outline-level="2"><text:span text:style-name="Strong_20_Emphasis">Section 6. Quorum and Voting</text:span></text:h>
      <text:p text:style-name="Text_20_body">A majority of directors then serving constitutes a quorum. Decisions require a majority vote of directors present unless otherwise specified.</text:p>
      <text:h text:style-name="Heading_20_2" text:outline-level="2"><text:span text:style-name="Strong_20_Emphasis">Section 7. Compensation of Directors</text:span></text:h>
      <text:p text:style-name="Text_20_body">Directors shall not receive compensation for their service as directors of the Corporation. Directors may be reimbursed for reasonable expenses incurred in the performance of their duties, as approved by the Board.</text:p>
      <text:p text:style-name="Text_20_body"><text:span text:style-name="Strong_20_Emphasis">Compensation in Other Roles:</text:span><text:line-break/>Notwithstanding the foregoing, the Corporation may employ or otherwise compensate an individual (including a current or former director) for services rendered in a capacity other than as director, provided that:</text:p>
      <text:list text:style-name="L1">
        <text:list-item>
          <text:p text:style-name="P1"><text:soft-page-break/>Such compensation is reasonable and not excessive;</text:p>
        </text:list-item>
        <text:list-item>
          <text:p text:style-name="P1">The terms of compensation are approved in advance by a majority of disinterested directors who have no financial interest in the transaction; and</text:p>
        </text:list-item>
        <text:list-item>
          <text:p text:style-name="P1">The Corporation follows its conflict-of-interest policy and applicable IRS guidance on reasonable compensation.</text:p>
        </text:list-item>
      </text:list>
      <text:p text:style-name="Text_20_body"><text:span text:style-name="Strong_20_Emphasis">Federal Employee Restriction:</text:span><text:line-break/>Directors who are employees of the United States Government shall not receive any compensation from the Corporation while they are federal employees, in accordance with <text:span text:style-name="Strong_20_Emphasis">18 U.S.C. § 209</text:span>.</text:p>
      <text:p text:style-name="Horizontal_20_Line"/>
      <text:h text:style-name="Heading_20_1" text:outline-level="1"><text:span text:style-name="Strong_20_Emphasis">ARTICLE IV — OFFICERS</text:span></text:h>
      <text:h text:style-name="Heading_20_2" text:outline-level="2"><text:span text:style-name="Strong_20_Emphasis">Section 1. Officers</text:span></text:h>
      <text:p text:style-name="Text_20_body">The officers of the Corporation shall be:</text:p>
      <text:list text:style-name="L2">
        <text:list-item>
          <text:p text:style-name="P2"><text:span text:style-name="Strong_20_Emphasis">President</text:span></text:p>
        </text:list-item>
        <text:list-item>
          <text:p text:style-name="P2"><text:span text:style-name="Strong_20_Emphasis">Secretary</text:span></text:p>
        </text:list-item>
        <text:list-item>
          <text:p text:style-name="P2"><text:span text:style-name="Strong_20_Emphasis">Treasurer</text:span></text:p>
        </text:list-item>
      </text:list>
      <text:p text:style-name="Text_20_body">One person may hold multiple offices.</text:p>
      <text:h text:style-name="Heading_20_2" text:outline-level="2"><text:span text:style-name="Strong_20_Emphasis">Section 2. Election and Term</text:span></text:h>
      <text:p text:style-name="Text_20_body">Officers shall be elected annually by the Board and shall serve until their successors are elected.</text:p>
      <text:h text:style-name="Heading_20_2" text:outline-level="2"><text:span text:style-name="Strong_20_Emphasis">Section 3. Duties</text:span></text:h>
      <text:h text:style-name="Heading_20_3" text:outline-level="3"><text:span text:style-name="Strong_20_Emphasis">President:</text:span></text:h>
      <text:p text:style-name="Text_20_body">Serves as chief executive officer; responsible for day-to-day management and implementation of Board decisions.</text:p>
      <text:h text:style-name="Heading_20_3" text:outline-level="3"><text:span text:style-name="Strong_20_Emphasis">Secretary:</text:span></text:h>
      <text:p text:style-name="Text_20_body">Keeps corporate records, maintains meeting minutes, and ensures compliance with notice and documentation requirements.</text:p>
      <text:h text:style-name="Heading_20_3" text:outline-level="3"><text:span text:style-name="Strong_20_Emphasis">Treasurer:</text:span></text:h>
      <text:p text:style-name="Text_20_body">Oversees financial affairs, budgets, internal controls, and financial reporting.</text:p>
      <text:h text:style-name="Heading_20_2" text:outline-level="2"><text:soft-page-break/><text:span text:style-name="Strong_20_Emphasis">Section 4. Restrictions for Federal Employees</text:span></text:h>
      <text:p text:style-name="Text_20_body">Any officer who is a federal employee shall comply with:</text:p>
      <text:list text:style-name="L3">
        <text:list-item>
          <text:p text:style-name="P3"><text:span text:style-name="Strong_20_Emphasis">18 U.S.C. § 203</text:span> (Compensation for representational services)</text:p>
        </text:list-item>
        <text:list-item>
          <text:p text:style-name="P3"><text:span text:style-name="Strong_20_Emphasis">18 U.S.C. § 205</text:span> (Prohibition on acting as agent/attorney for the Corporation before federal agencies)</text:p>
        </text:list-item>
        <text:list-item>
          <text:p text:style-name="P3"><text:span text:style-name="Strong_20_Emphasis">18 U.S.C. § 209</text:span> (Restriction on supplementation of government salary)</text:p>
        </text:list-item>
        <text:list-item>
          <text:p text:style-name="P3"><text:span text:style-name="Strong_20_Emphasis">5 C.F.R. § 2635.702</text:span> (Use of public office for private gain)</text:p>
        </text:list-item>
        <text:list-item>
          <text:p text:style-name="P3"><text:span text:style-name="Strong_20_Emphasis">5 C.F.R. § 2635.703</text:span> (Nonpublic information)</text:p>
        </text:list-item>
        <text:list-item>
          <text:p text:style-name="P3"><text:span text:style-name="Strong_20_Emphasis">5 C.F.R. § 2635.704–705</text:span> (Use of government property)</text:p>
        </text:list-item>
      </text:list>
      <text:p text:style-name="Text_20_body">Accordingly, federal employees shall:</text:p>
      <text:list text:style-name="L4">
        <text:list-item>
          <text:p text:style-name="P4">Act only in a personal capacity regarding the Corporation;</text:p>
        </text:list-item>
        <text:list-item>
          <text:p text:style-name="P4">Not use official government titles, positions, resources, or authority;</text:p>
        </text:list-item>
        <text:list-item>
          <text:p text:style-name="P4">Not disclose or use nonpublic government information;</text:p>
        </text:list-item>
        <text:list-item>
          <text:p text:style-name="P4">Not represent the Corporation before any federal agency or official;</text:p>
        </text:list-item>
        <text:list-item>
          <text:p text:style-name="P4">Not receive compensation from the Corporation while a federal employee;</text:p>
        </text:list-item>
        <text:list-item>
          <text:p text:style-name="P4">Recuse themselves from matters that conflict with their official duties.</text:p>
        </text:list-item>
      </text:list>
      <text:p text:style-name="Text_20_body">The Corporation shall designate a <text:span text:style-name="Strong_20_Emphasis">non-federal representative</text:span> for all interactions with federal agencies.</text:p>
      <text:p text:style-name="Horizontal_20_Line"/>
      <text:h text:style-name="Heading_20_1" text:outline-level="1"><text:span text:style-name="Strong_20_Emphasis">ARTICLE V — COMMITTEES</text:span></text:h>
      <text:h text:style-name="Heading_20_2" text:outline-level="2"><text:span text:style-name="Strong_20_Emphasis">Section 1. Committees of the Board</text:span></text:h>
      <text:p text:style-name="Text_20_body">The Board may establish committees, including but not limited to a Governance Committee, Research Ethics Committee, and Finance Committee. Committees shall have only those powers delegated by the Board and shall not exercise authority reserved to the full Board.</text:p>
      <text:p text:style-name="Horizontal_20_Line"/>
      <text:h text:style-name="Heading_20_1" text:outline-level="1"><text:soft-page-break/><text:span text:style-name="Strong_20_Emphasis">ARTICLE VI — ETHICS, CONFLICTS OF INTEREST, AND FEDERAL COMPLIANCE</text:span></text:h>
      <text:h text:style-name="Heading_20_2" text:outline-level="2"><text:span text:style-name="Strong_20_Emphasis">Section 1. Conflict of Interest Policy</text:span></text:h>
      <text:p text:style-name="Text_20_body">The Corporation shall maintain a written conflict-of-interest policy consistent with IRS requirements. Directors and officers must disclose actual or potential conflicts annually and whenever they arise.</text:p>
      <text:h text:style-name="Heading_20_2" text:outline-level="2"><text:span text:style-name="Strong_20_Emphasis">Section 2. Federal Ethics Compliance</text:span></text:h>
      <text:p text:style-name="Text_20_body">The Corporation shall not request, encourage, or allow any federal employee to act in violation of applicable ethics statutes or regulations, including:</text:p>
      <text:list text:style-name="L5">
        <text:list-item>
          <text:p text:style-name="P5"><text:span text:style-name="Strong_20_Emphasis">18 U.S.C. §§ 203, 205, 209</text:span></text:p>
        </text:list-item>
        <text:list-item>
          <text:p text:style-name="P5"><text:span text:style-name="Strong_20_Emphasis">5 C.F.R. §§ 2635.702–705</text:span></text:p>
        </text:list-item>
      </text:list>
      <text:h text:style-name="Heading_20_2" text:outline-level="2"><text:span text:style-name="Strong_20_Emphasis">Section 3. Explicit Prohibitions for Federal Employees</text:span></text:h>
      <text:p text:style-name="Text_20_body">Federal employees participating in the Corporation shall not:</text:p>
      <text:list text:style-name="L6">
        <text:list-item>
          <text:p text:style-name="P6">Represent the Corporation to any federal agency or official;</text:p>
        </text:list-item>
        <text:list-item>
          <text:p text:style-name="P6">Use or disclose nonpublic government information;</text:p>
        </text:list-item>
        <text:list-item>
          <text:p text:style-name="P6">Use their government title, authority, or resources in Corporation activities;</text:p>
        </text:list-item>
        <text:list-item>
          <text:p text:style-name="P6">Accept compensation from the Corporation;</text:p>
        </text:list-item>
        <text:list-item>
          <text:p text:style-name="P6">Use federal property for Corporation business;</text:p>
        </text:list-item>
        <text:list-item>
          <text:p text:style-name="P6">Participate in matters conflicting with their official duties.</text:p>
        </text:list-item>
      </text:list>
      <text:p text:style-name="Text_20_body">The Corporation shall ensure compliance with these prohibitions and shall structure its operations accordingly.</text:p>
      <text:p text:style-name="Horizontal_20_Line"/>
      <text:h text:style-name="Heading_20_1" text:outline-level="1"><text:span text:style-name="Strong_20_Emphasis">ARTICLE VII — FINANCES</text:span></text:h>
      <text:h text:style-name="Heading_20_2" text:outline-level="2"><text:span text:style-name="Strong_20_Emphasis">Section 1. Fiscal Year</text:span></text:h>
      <text:p text:style-name="Text_20_body">The fiscal year of the Corporation shall end on <text:span text:style-name="Strong_20_Emphasis">December 31</text:span> of each year.</text:p>
      <text:h text:style-name="Heading_20_2" text:outline-level="2"><text:span text:style-name="Strong_20_Emphasis">Section 2. Use of Funds</text:span></text:h>
      <text:p text:style-name="Text_20_body">Funds shall be used exclusively for purposes consistent with Article I and applicable law.</text:p>
      <text:h text:style-name="Heading_20_2" text:outline-level="2"><text:soft-page-break/><text:span text:style-name="Strong_20_Emphasis">Section 3. Restrictions</text:span></text:h>
      <text:p text:style-name="Text_20_body">The Corporation shall not carry out activities inconsistent with Section 501(c)(3), engage in partisan political activity, or allow substantial lobbying activities.</text:p>
      <text:p text:style-name="Horizontal_20_Line"/>
      <text:h text:style-name="Heading_20_1" text:outline-level="1"><text:span text:style-name="Strong_20_Emphasis">ARTICLE VIII — INDEMNIFICATION</text:span></text:h>
      <text:p text:style-name="Text_20_body">To the fullest extent permitted by Virginia law, the Corporation shall indemnify its directors and officers against liability arising from their service, except in cases of willful misconduct or knowing violation of law.</text:p>
      <text:p text:style-name="Horizontal_20_Line"/>
      <text:h text:style-name="Heading_20_1" text:outline-level="1"><text:span text:style-name="Strong_20_Emphasis">ARTICLE IX — AMENDMENTS</text:span></text:h>
      <text:p text:style-name="Text_20_body">These Bylaws may be amended by majority vote of the Board, provided amendments remain consistent with:</text:p>
      <text:list text:style-name="L7">
        <text:list-item>
          <text:p text:style-name="P7">Virginia law,</text:p>
        </text:list-item>
        <text:list-item>
          <text:p text:style-name="P7">Section 501(c)(3), and</text:p>
        </text:list-item>
        <text:list-item>
          <text:p text:style-name="P7">federal ethics laws applicable to federal employees.</text:p>
        </text:list-item>
      </text:list>
      <text:p text:style-name="Horizontal_20_Line"/>
      <text:h text:style-name="Heading_20_1" text:outline-level="1"><text:span text:style-name="Strong_20_Emphasis">ARTICLE X — DISSOLUTION</text:span></text:h>
      <text:p text:style-name="Text_20_body">Upon dissolution, assets shall be distributed exclusively for purposes consistent with Section 501(c)(3) or to governmental organizations for public purposes.</text:p>
      <text:p text:style-name="Horizontal_20_Line"/>
      <text:h text:style-name="Heading_20_1" text:outline-level="1"><text:span text:style-name="Strong_20_Emphasis">END OF BYLAWS (v1.1)</text:span></text:h>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4T21:47:24.788384616</meta:creation-date>
    <dc:date>2025-11-24T21:48:34.419168900</dc:date>
    <meta:editing-duration>PT1M10S</meta:editing-duration>
    <meta:editing-cycles>1</meta:editing-cycles>
    <meta:document-statistic meta:table-count="0" meta:image-count="0" meta:object-count="0" meta:page-count="6" meta:paragraph-count="103" meta:word-count="1148" meta:character-count="7714" meta:non-whitespace-character-count="6690"/>
    <meta:generator>LibreOffice/24.2.7.2$Linux_X86_64 LibreOffice_project/420$Build-2</meta:generator>
  </office:meta>
</office:document-meta>
</file>